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3a1e9" officeooo:paragraph-rsid="0013a1e9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ВЕДЕНИЕ</text:p>
      <text:p text:style-name="Text_20_body">Обмен информацией был важной частью жизни людей на протяжении тысячелетий. От древних летописей и посланий до более современных методов связи, таких как почта, телефон и телевидение, люди всегда стремились передавать и получать информацию.</text:p>
      <text:p text:style-name="Text_20_body">С появлением компьютеров и сети Интернет этот процесс кардинально изменился и современный мир больше невозможно представить без моментального обмена фотографиями, видео, текстовыми документами и другими всевозможными видами информации между людьми на больших расстояниях.</text:p>
      <text:p text:style-name="Text_20_body">С увеличением объема и количества файлов, которые используются человеком регулярно в повседневной жизни, возникает острая потребность в эффективном и безопасном хранении довольно большого количества данных, без приобретения дополнительных жестких дисков и иных устройств хранения. Именно здесь различные сетевые сервисы, предоставляющие возможность хранить файлы, находят свое применение — это одна из наиболее востребованных и актуальных технологий в настоящее время, так как все больше и больше людей используют их из-за того, что это удобно, эффективно и безопасно.</text:p>
      <text:p text:style-name="Text_20_body">Целью моего курсового проекта является разработка серверной части сетевого сервиса для хранения любых типов файлов, включая простые текстовые документы и фотографии. Этот сервис будет предоставлять пользователям возможность хранить свои файлы в безопасном и надежном месте, доступном из любой точки мира, где есть доступ к сети Интернет. В проекте будут рассмотрены такие аспекты, как удобство использования и быстродействие системы, также одним из основных аспектов проекта является новизна подхода к созданию такого типа сервиса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orphans="0" fo:widows="0" style:page-number="auto" style:snap-to-layout-grid="false" style:join-border="false">
        <style:tab-stops/>
      </style:paragraph-properties>
      <style:text-properties fo:font-size="14pt"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indent="1.251cm" style:auto-text-indent="false" style:page-number="auto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 loext:margin-gutter="0cm">
        <style:columns fo:column-count="1" fo:column-gap="0cm"/>
        <style:footnote-sep style:distance-before-sep="0.101cm" style:line-style="solid" style:adjustment="left" style:rel-width="0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2T20:54:50.527386931</meta:creation-date>
    <dc:date>2023-05-02T21:04:48.520400830</dc:date>
    <meta:editing-duration>PT9M58S</meta:editing-duration>
    <meta:editing-cycles>2</meta:editing-cycles>
    <meta:generator>LibreOffice/7.5.2.2$Linux_X86_64 LibreOffice_project/53bb9681a964705cf672590721dbc85eb4d0c3a2</meta:generator>
    <meta:document-statistic meta:table-count="0" meta:image-count="0" meta:object-count="0" meta:page-count="1" meta:paragraph-count="5" meta:word-count="213" meta:character-count="1617" meta:non-whitespace-character-count="1408"/>
  </office:meta>
</office:document-meta>
</file>